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dd50"/>
    </style:style>
    <style:style style:name="P2" style:family="paragraph" style:parent-style-name="Standard">
      <style:text-properties officeooo:paragraph-rsid="000e4f02"/>
    </style:style>
    <style:style style:name="P3" style:family="paragraph" style:parent-style-name="Standard">
      <style:text-properties officeooo:paragraph-rsid="000f0ae6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9a4d00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2pt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a4d00"/>
    </style:style>
    <style:style style:name="P8" style:family="paragraph" style:parent-style-name="Header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000000" style:font-name="Liberation Serif" fo:font-size="12pt" officeooo:rsid="00078bc3" officeooo:paragraph-rsid="00085e45" style:font-size-asian="12pt" style:font-size-complex="12pt"/>
    </style:style>
    <style:style style:name="P9" style:family="paragraph" style:parent-style-name="Standard">
      <style:text-properties officeooo:rsid="00085e45" officeooo:paragraph-rsid="00085e45"/>
    </style:style>
    <style:style style:name="P10" style:family="paragraph" style:parent-style-name="Standard">
      <style:text-properties officeooo:rsid="000a18e1" officeooo:paragraph-rsid="000a18e1"/>
    </style:style>
    <style:style style:name="P11" style:family="paragraph" style:parent-style-name="Standard">
      <style:text-properties fo:font-style="italic" fo:font-weight="bold" officeooo:rsid="000a18e1" officeooo:paragraph-rsid="000a18e1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officeooo:rsid="000a18e1" officeooo:paragraph-rsid="000a18e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0bdd50" officeooo:paragraph-rsid="000bdd50"/>
    </style:style>
    <style:style style:name="P14" style:family="paragraph" style:parent-style-name="Standard">
      <style:text-properties officeooo:rsid="000c4cdb" officeooo:paragraph-rsid="000c4cdb"/>
    </style:style>
    <style:style style:name="P15" style:family="paragraph" style:parent-style-name="Standard">
      <style:text-properties officeooo:rsid="000c7cda" officeooo:paragraph-rsid="000c7cda"/>
    </style:style>
    <style:style style:name="P16" style:family="paragraph" style:parent-style-name="Standard">
      <style:text-properties officeooo:rsid="000f0ae6" officeooo:paragraph-rsid="000f0ae6"/>
    </style:style>
    <style:style style:name="P17" style:family="paragraph" style:parent-style-name="Standard">
      <style:text-properties officeooo:rsid="000f55e8" officeooo:paragraph-rsid="000f55e8"/>
    </style:style>
    <style:style style:name="P18" style:family="paragraph" style:parent-style-name="Preformatted_20_Text">
      <style:paragraph-properties fo:text-align="end" style:justify-single-word="false"/>
      <style:text-properties fo:color="#000000" style:font-name="Liberation Serif" fo:font-size="12pt" officeooo:rsid="00078bc3" style:font-size-asian="12pt" style:font-size-complex="12pt"/>
    </style:style>
    <style:style style:name="P19" style:family="paragraph" style:parent-style-name="Preformatted_20_Text">
      <style:paragraph-properties fo:text-align="end" style:justify-single-word="false"/>
      <style:text-properties fo:color="#000000" style:font-name="Liberation Serif" fo:font-size="12pt" officeooo:paragraph-rsid="00085e45" style:font-size-asian="12pt" style:font-size-complex="12pt"/>
    </style:style>
    <style:style style:name="P20" style:family="paragraph" style:parent-style-name="Preformatted_20_Text">
      <style:text-properties officeooo:paragraph-rsid="0013060e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style:font-name="Liberation Serif" fo:font-size="12pt" style:font-size-asian="12pt" style:font-size-complex="12pt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000000" style:font-name="Liberation Serif" fo:font-size="12pt" officeooo:paragraph-rsid="00085e45" style:font-size-asian="12pt" style:font-size-complex="12pt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a4d00"/>
    </style:style>
    <style:style style:name="P2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size="10pt" officeooo:rsid="000f55e8" officeooo:paragraph-rsid="001079b3" style:font-size-asian="10pt" style:font-size-complex="10pt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3060e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42f79"/>
    </style:style>
    <style:style style:name="T1" style:family="text">
      <style:text-properties fo:color="#000000"/>
    </style:style>
    <style:style style:name="T2" style:family="text">
      <style:text-properties fo:color="#800000"/>
    </style:style>
    <style:style style:name="T3" style:family="text">
      <style:text-properties officeooo:rsid="000bdd50"/>
    </style:style>
    <style:style style:name="T4" style:family="text">
      <style:text-properties officeooo:rsid="000c4cdb"/>
    </style:style>
    <style:style style:name="T5" style:family="text">
      <style:text-properties officeooo:rsid="000e4f02"/>
    </style:style>
    <style:style style:name="T6" style:family="text">
      <style:text-properties officeooo:rsid="000f0ae6"/>
    </style:style>
    <style:style style:name="T7" style:family="text">
      <style:text-properties officeooo:rsid="000f55e8"/>
    </style:style>
    <style:style style:name="T8" style:family="text">
      <style:text-properties officeooo:rsid="000f6623"/>
    </style:style>
    <style:style style:name="T9" style:family="text">
      <style:text-properties officeooo:rsid="001079b3"/>
    </style:style>
    <style:style style:name="T10" style:family="text">
      <style:text-properties officeooo:rsid="0013060e"/>
    </style:style>
    <style:style style:name="T11" style:family="text">
      <style:text-properties officeooo:rsid="00142f79"/>
    </style:style>
    <style:style style:name="T12" style:family="text">
      <style:text-properties officeooo:rsid="00158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uss Johnson</text:p>
      <text:p text:style-name="P23">Data Structures and Algorithms</text:p>
      <text:p text:style-name="P23">Assignment <text:span text:style-name="T8">6</text:span></text:p>
      <text:p text:style-name="P8"><text:s/>2013 Feb <text:span text:style-name="T8">13</text:span></text:p>
      <text:p text:style-name="P25"><text:span text:style-name="T9">//A.cpp</text:span></text:p>
      <text:p text:style-name="P25"><text:span text:style-name="T9">#include &lt;iostream&gt;</text:span></text:p>
      <text:p text:style-name="P25"><text:span text:style-name="T9">#include &lt;stdlib.h&gt;</text:span></text:p>
      <text:p text:style-name="P25"><text:span text:style-name="T9">#include &lt;stdio.h&gt;</text:span></text:p>
      <text:p text:style-name="P25"><text:span text:style-name="T9">#include &lt;time.h&gt;</text:span></text:p>
      <text:p text:style-name="P25"><text:span text:style-name="T9">#include &lt;math.h&gt;</text:span></text:p>
      <text:p text:style-name="P25"><text:span text:style-name="T9">#include "BinarySearchTree.h"</text:span></text:p>
      <text:p text:style-name="P25"><text:span text:style-name="T9"></text:span></text:p>
      <text:p text:style-name="P25"><text:span text:style-name="T9">using namespace std;</text:span></text:p>
      <text:p text:style-name="P25"><text:span text:style-name="T9"></text:span></text:p>
      <text:p text:style-name="P25"><text:span text:style-name="T9">BinaryNode&lt;int&gt;* balancedUtil(int x,int* ints) {</text:span></text:p>
      <text:p text:style-name="P25"><text:span text:style-name="T9"><text:s text:c="4"/>BinaryNode&lt;int&gt;* bt;</text:span></text:p>
      <text:p text:style-name="P25"><text:span text:style-name="T9"><text:s text:c="4"/>if (x == 1) {</text:span></text:p>
      <text:p text:style-name="P25"><text:span text:style-name="T9"><text:s text:c="8"/>bt = new BinaryNode&lt;int&gt;(*ints,0,0);</text:span></text:p>
      <text:p text:style-name="P25"><text:span text:style-name="T9"><text:s text:c="4"/>}</text:span></text:p>
      <text:p text:style-name="P25"><text:span text:style-name="T9"><text:s text:c="4"/>else {</text:span></text:p>
      <text:p text:style-name="P25"><text:span text:style-name="T9"><text:s text:c="8"/>bt = new BinaryNode&lt;int&gt;(ints[x/2],balancedUtil(x/2,ints),balancedUtil(x/2,ints+x/2+1));</text:span></text:p>
      <text:p text:style-name="P25"><text:span text:style-name="T9"><text:s text:c="4"/>}</text:span></text:p>
      <text:p text:style-name="P25"><text:span text:style-name="T9"><text:s text:c="8"/>return bt;</text:span></text:p>
      <text:p text:style-name="P25"><text:span text:style-name="T9"></text:span></text:p>
      <text:p text:style-name="P25"><text:span text:style-name="T9">}</text:span></text:p>
      <text:p text:style-name="P25"><text:span text:style-name="T9"></text:span></text:p>
      <text:p text:style-name="P25"><text:span text:style-name="T9">BinarySearchTree&lt;int&gt; balanced (int k) {</text:span></text:p>
      <text:p text:style-name="P25"><text:span text:style-name="T9"><text:s text:c="4"/></text:span></text:p>
      <text:p text:style-name="P25"><text:span text:style-name="T9"><text:s text:c="4"/>if (k &lt; 0)</text:span></text:p>
      <text:p text:style-name="P25"><text:span text:style-name="T9"><text:s text:c="8"/>return BinarySearchTree&lt;int&gt;(-1);</text:span></text:p>
      <text:p text:style-name="P25"><text:span text:style-name="T9"></text:span></text:p>
      <text:p text:style-name="P25"><text:span text:style-name="T9"><text:s text:c="4"/>int x = pow(2,k+1) - 1;</text:span></text:p>
      <text:p text:style-name="P25"><text:span text:style-name="T9"><text:s text:c="4"/>int* ints = (int*) malloc (x * sizeof (int));</text:span></text:p>
      <text:p text:style-name="P25"><text:span text:style-name="T9"><text:s text:c="4"/>int i = 0;</text:span></text:p>
      <text:p text:style-name="P25"><text:span text:style-name="T9"><text:s text:c="4"/>while (i &lt; x) {</text:span></text:p>
      <text:p text:style-name="P25"><text:span text:style-name="T9"><text:s text:c="8"/>ints[i] = i+1;</text:span></text:p>
      <text:p text:style-name="P25"><text:span text:style-name="T9"><text:s text:c="8"/>i++;</text:span></text:p>
      <text:p text:style-name="P25"><text:span text:style-name="T9"><text:s text:c="4"/>}</text:span></text:p>
      <text:p text:style-name="P25"><text:span text:style-name="T9"></text:span></text:p>
      <text:p text:style-name="P25"><text:span text:style-name="T9"><text:s text:c="4"/>return <text:s/>BinarySearchTree&lt;int&gt;(balancedUtil(x,ints),-1);</text:span></text:p>
      <text:p text:style-name="P25"><text:span text:style-name="T9">}</text:span></text:p>
      <text:p text:style-name="P25"><text:span text:style-name="T9"></text:span></text:p>
      <text:p text:style-name="P25"><text:span text:style-name="T9">int main(int argc, char* argv[])</text:span></text:p>
      <text:p text:style-name="P25"><text:span text:style-name="T9">{</text:span></text:p>
      <text:p text:style-name="P25"><text:span text:style-name="T9"><text:s text:c="4"/>BinarySearchTree&lt;int&gt; bt = balanced(atoi(argv[1]));</text:span></text:p>
      <text:p text:style-name="P25"><text:span text:style-name="T9"></text:span></text:p>
      <text:p text:style-name="P25"><text:span text:style-name="T9"><text:s text:c="4"/>bt.printTree_inorder();</text:span></text:p>
      <text:p text:style-name="P25"><text:span text:style-name="T9"></text:span></text:p>
      <text:p text:style-name="P25"><text:span text:style-name="T9"><text:s text:c="4"/>cout &lt;&lt; '\n';</text:span></text:p>
      <text:p text:style-name="P25"><text:span text:style-name="T9"></text:span></text:p>
      <text:p text:style-name="P25"><text:span text:style-name="T9">}</text:span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6"><text:soft-page-break/><text:span text:style-name="T10"/></text:p>
      <text:p text:style-name="P27"><text:span text:style-name="T12">E</text:span><text:span text:style-name="T11">.</text:span></text:p>
      <text:p text:style-name="P26"><text:span text:style-name="T10">//BinarySearchTree.cpp</text:span></text:p>
      <text:p text:style-name="P26"><text:span text:style-name="T10">/**</text:span></text:p>
      <text:p text:style-name="P26"><text:span text:style-name="T10"><text:s/>* Returns true if binary tree is search tree.</text:span></text:p>
      <text:p text:style-name="P26"><text:span text:style-name="T10"><text:s/>*/</text:span></text:p>
      <text:p text:style-name="P26"><text:span text:style-name="T10">template &lt;class Comparable&gt;</text:span></text:p>
      <text:p text:style-name="P26"><text:span text:style-name="T10">bool BinarySearchTree&lt;Comparable&gt;::isBST() const {</text:span></text:p>
      <text:p text:style-name="P26"><text:span text:style-name="T10"><text:s text:c="4"/>//use isBSTUtil with NULL pointers for max and min</text:span></text:p>
      <text:p text:style-name="P26"><text:span text:style-name="T10"><text:s text:c="4"/>return(isBSTUtil(root, NULL, NULL));</text:span></text:p>
      <text:p text:style-name="P26"><text:span text:style-name="T10">}</text:span></text:p>
      <text:p text:style-name="P26"><text:span text:style-name="T10"></text:span></text:p>
      <text:p text:style-name="P26"><text:span text:style-name="T10">template &lt;class Comparable&gt;</text:span></text:p>
      <text:p text:style-name="P26"><text:span text:style-name="T10">bool BinarySearchTree&lt;Comparable&gt;::isBSTUtil(BinaryNode&lt;Comparable&gt;* t, Comparable* min, Comparable* max) const {</text:span></text:p>
      <text:p text:style-name="P26"><text:span text:style-name="T10"><text:s text:c="4"/>//an empty binary tree is a search tree</text:span></text:p>
      <text:p text:style-name="P26"><text:span text:style-name="T10"><text:s text:c="4"/>if (t==NULL)</text:span></text:p>
      <text:p text:style-name="P26"><text:span text:style-name="T10"><text:s text:c="7"/>return true;</text:span></text:p>
      <text:p text:style-name="P26"><text:span text:style-name="T10"><text:s text:c="4"/>//first check if min and max are null to avoid null-pointer</text:span></text:p>
      <text:p text:style-name="P26"><text:span text:style-name="T10"><text:s text:c="4"/>//then check that the element is within the allowed range of values</text:span></text:p>
      <text:p text:style-name="P26"><text:span text:style-name="T10"><text:s text:c="4"/>if ((min !=NULL &amp;&amp; t-&gt;element &lt; *min) || (max !=NULL &amp;&amp; *max &lt; t-&gt;element))</text:span></text:p>
      <text:p text:style-name="P26"><text:span text:style-name="T10"><text:s text:c="7"/>return 0; </text:span></text:p>
      <text:p text:style-name="P26"><text:span text:style-name="T10"><text:s text:c="4"/>//the left branch has a max equal to its parent and right has min equal to its parent</text:span></text:p>
      <text:p text:style-name="P26"><text:span text:style-name="T10"><text:s text:c="4"/>return isBSTUtil(t-&gt;left, min, &amp;(t-&gt;element)) &amp;&amp; isBSTUtil(t-&gt;right, &amp;(t-&gt;element), max);</text:span></text:p>
      <text:p text:style-name="P26"><text:span text:style-name="T10">}</text:span></text:p>
      <text:p text:style-name="P26"><text:span text:style-name="T10"/></text:p>
      <text:p text:style-name="P26"><text:span text:style-name="T10"/></text:p>
      <text:p text:style-name="P27"><text:span text:style-name="T11">Demo:</text:span></text:p>
      <text:p text:style-name="P27"><text:span text:style-name="T11"><text:s/>( ( (Russ) Christie (Andrew) ) Lee ( (Conner) Tom (Ellie) ) ) </text:span></text:p>
      <text:p text:style-name="P27"><text:span text:style-name="T11">False</text:span></text:p>
      <text:p text:style-name="P27"><text:span text:style-name="T11"><text:s/>( ( (Andrew) Christie ( (Conner (Ellie) ) Lee) ) Russ (Tom) ) </text:span></text:p>
      <text:p text:style-name="P27"><text:span text:style-name="T11">True</text:span></text:p>
      <text:p text:style-name="P27"><text:span text:style-name="T11"><text:s/>( ( (D) B (E) ) A ( (F) C) ) </text:span></text:p>
      <text:p text:style-name="P27"><text:span text:style-name="T11">False</text:span></text:p>
      <text:p text:style-name="P27"><text:span text:style-name="T11"><text:s/>( ( (A) B (C) ) D ( (E) F) ) </text:span></text:p>
      <text:p text:style-name="P27"><text:span text:style-name="T11">True</text:span></text:p>
      <text:p text:style-name="P27"><text:span text:style-name="T11"><text:s/>( ( (A) G (B) ) D ( (E) F) ) </text:span></text:p>
      <text:p text:style-name="P27"><text:span text:style-name="T11">False</text:span></text:p>
      <text:p text:style-name="P27"><text:span text:style-name="T11"><text:s/>( ( (A) B (G) ) D ( (E) F) ) </text:span></text:p>
      <text:p text:style-name="P27"><text:span text:style-name="T11">False</text:span></text:p>
      <text:p text:style-name="P27"><text:span text:style-name="T11"><text:s/>( ( (A) C (B) ) D ( (E) F) ) </text:span></text:p>
      <text:p text:style-name="P27"><text:span text:style-name="T11">False</text:span></text:p>
      <text:p text:style-name="P2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000000" style:font-name="Liberation Serif" fo:font-size="12pt" officeooo:rsid="00078bc3" style:font-size-asian="12pt" style:font-size-complex="12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09:34:58</meta:creation-date>
    <dc:date>2013-02-12T18:46:08</dc:date>
    <meta:editing-duration>PT47M29S</meta:editing-duration>
    <meta:editing-cycles>17</meta:editing-cycles>
    <meta:generator>LibreOffice/3.6$Linux_x86 LibreOffice_project/360m1$Build-2</meta:generator>
    <meta:document-statistic meta:table-count="0" meta:image-count="0" meta:object-count="0" meta:page-count="2" meta:paragraph-count="89" meta:word-count="324" meta:character-count="2192" meta:non-whitespace-character-count="1685"/>
  </office:meta>
</office:document-meta>
</file>